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RAOZ HUALLPA, OLGA VERONIC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Q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NCO ORTIZ, MARCO ANTON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RAOZ HUALLPA, OLGA VERONIC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39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6112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52:1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